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cfe42" officeooo:paragraph-rsid="001cfe42"/>
    </style:style>
    <style:style style:name="P2" style:family="paragraph" style:parent-style-name="Standard">
      <style:text-properties officeooo:rsid="001cfe42" officeooo:paragraph-rsid="001cfe42"/>
    </style:style>
    <style:style style:name="P3" style:family="paragraph" style:parent-style-name="Text_20_body">
      <style:text-properties officeooo:rsid="001ef448" officeooo:paragraph-rsid="001ef448"/>
    </style:style>
    <style:style style:name="P4" style:family="paragraph" style:parent-style-name="Text_20_body" style:list-style-name="">
      <style:text-properties officeooo:rsid="00206ca9" officeooo:paragraph-rsid="00206ca9"/>
    </style:style>
    <style:style style:name="P5" style:family="paragraph" style:parent-style-name="Text_20_body" style:list-style-name="">
      <style:text-properties officeooo:rsid="00242e69" officeooo:paragraph-rsid="00242e69"/>
    </style:style>
    <style:style style:name="P6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 style:list-style-name="">
      <style:paragraph-properties fo:break-before="page"/>
      <style:text-properties officeooo:rsid="00206ca9" officeooo:paragraph-rsid="00206ca9"/>
    </style:style>
    <style:style style:name="P9" style:family="paragraph" style:parent-style-name="Heading_20_1" style:list-style-name="">
      <style:paragraph-properties fo:break-before="page"/>
      <style:text-properties officeooo:rsid="0022487f" officeooo:paragraph-rsid="0022487f"/>
    </style:style>
    <style:style style:name="P10" style:family="paragraph" style:parent-style-name="Heading_20_1" style:list-style-name="">
      <style:paragraph-properties fo:break-before="page"/>
      <style:text-properties officeooo:rsid="00242e69" officeooo:paragraph-rsid="00242e69"/>
    </style:style>
    <style:style style:name="P11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T1" style:family="text">
      <style:text-properties officeooo:rsid="001cfe4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29_1121165350" text:style-name="Index_20_Link" text:visited-style-name="Index_20_Link">Discover available MBeans and all atributes<text:tab/>2</text:a></text:p>
          <text:p text:style-name="P6"><text:a xlink:type="simple" xlink:href="#__RefHeading___Toc31_1121165350" text:style-name="Index_20_Link" text:visited-style-name="Index_20_Link">Understandable, fast way to create LLD inside batch file, command prompt<text:tab/>3</text:a></text:p>
          <text:p text:style-name="P6"><text:a xlink:type="simple" xlink:href="#__RefHeading___Toc106_1473952931" text:style-name="Index_20_Link" text:visited-style-name="Index_20_Link">Conver string value to number PowerShell<text:tab/>4</text:a></text:p>
          <text:p text:style-name="P11"><text:a xlink:type="simple" xlink:href="#__RefHeading___Toc23_1121165350" text:style-name="Index_20_Link" text:visited-style-name="Index_20_Link">Example with Windows services<text:tab/>4</text:a></text:p>
          <text:p text:style-name="P11"><text:a xlink:type="simple" xlink:href="#__RefHeading___Toc27_1121165350" text:style-name="Index_20_Link" text:visited-style-name="Index_20_Link">List statuses about Sheduled tasks<text:tab/>4</text:a></text:p>
          <text:p text:style-name="P6"><text:a xlink:type="simple" xlink:href="#__RefHeading___Toc33_1121165350" text:style-name="Index_20_Link" text:visited-style-name="Index_20_Link">Discover all proxies, create automatiaclly nodata trigger<text:tab/>5</text:a></text:p>
          <text:p text:style-name="P6"><text:a xlink:type="simple" xlink:href="#__RefHeading___Toc35_1121165350" text:style-name="Index_20_Link" text:visited-style-name="Index_20_Link">Discover all files with python<text:tab/>6</text:a></text:p>
          <text:p text:style-name="P6"><text:a xlink:type="simple" xlink:href="#__RefHeading___Toc37_1121165350" text:style-name="Index_20_Link" text:visited-style-name="Index_20_Link">Discover all files with perl<text:tab/>7</text:a></text:p>
          <text:p text:style-name="P6"><text:a xlink:type="simple" xlink:href="#__RefHeading___Toc39_1121165350" text:style-name="Index_20_Link" text:visited-style-name="Index_20_Link">Discover filesystems on windows computer<text:tab/>8</text:a></text:p>
          <text:p text:style-name="P6"><text:a xlink:type="simple" xlink:href="#__RefHeading___Toc41_1121165350" text:style-name="Index_20_Link" text:visited-style-name="Index_20_Link">This method represents how to design a low-level discovery inside powershell<text:tab/>8</text:a></text:p>
          <text:p text:style-name="P6"><text:a xlink:type="simple" xlink:href="#__RefHeading___Toc25_1121165350" text:style-name="Index_20_Link" text:visited-style-name="Index_20_Link">Setup timescale over PostreSQL 11<text:tab/>9</text:a></text:p>
        </text:index-body>
      </text:table-of-content>
      <text:p text:style-name="P2"/>
      <text:h text:style-name="P8" text:outline-level="1"><text:bookmark-start text:name="__RefHeading___Toc29_1121165350"/>Discover available MBeans and all atributes<text:bookmark-end text:name="__RefHeading___Toc29_1121165350"/></text:h>
      <text:h text:style-name="P4" text:outline-level="1"/>
      <text:h text:style-name="P10" text:outline-level="1"><text:bookmark-start text:name="__RefHeading___Toc31_1121165350"/>Understandable, fast way to create LLD inside batch file, command prompt<text:bookmark-end text:name="__RefHeading___Toc31_1121165350"/></text:h>
      <text:h text:style-name="P7" text:outline-level="1"><text:bookmark-start text:name="__RefHeading___Toc106_1473952931"/><text:span text:style-name="T1">Conver string value to number</text:span> PowerShell<text:bookmark-end text:name="__RefHeading___Toc106_1473952931"/></text:h>
      <text:p text:style-name="P1">This topic represents a way to store a metric as a number inside Zabbix database</text:p>
      <text:h text:style-name="Heading_20_2" text:outline-level="2"><text:bookmark-start text:name="__RefHeading___Toc23_1121165350"/>Example with Windows services<text:bookmark-end text:name="__RefHeading___Toc23_1121165350"/></text:h>
      <text:p text:style-name="P1">On Windows Server 2008 zabbix agent may report incorrect status of servives. A workaround is to create UserParameter</text:p>
      <text:p text:style-name="Text_20_body">UserParameter=GetServiceStatus[*],powershell -nologo -command "(Get-Service -Name \"$1\" | foreach { $_.Status }) | foreach { $_ -replace \"Stopped\", \"0\" -replace \"Running\", \"1\" }"</text:p>
      <text:h text:style-name="Heading_20_2" text:outline-level="2"><text:bookmark-start text:name="__RefHeading___Toc27_1121165350"/>List statuses about Sheduled tasks<text:bookmark-end text:name="__RefHeading___Toc27_1121165350"/></text:h>
      <text:p text:style-name="P3"/>
      <text:h text:style-name="P9" text:outline-level="1"><text:bookmark-start text:name="__RefHeading___Toc33_1121165350"/>Discover all proxies, create automatiaclly nodata trigger<text:bookmark-end text:name="__RefHeading___Toc33_1121165350"/></text:h>
      <text:h text:style-name="P7" text:outline-level="1"><text:bookmark-start text:name="__RefHeading___Toc35_1121165350"/>Discover all files with python<text:bookmark-end text:name="__RefHeading___Toc35_1121165350"/></text:h>
      <text:h text:style-name="P7" text:outline-level="1"><text:bookmark-start text:name="__RefHeading___Toc37_1121165350"/>Discover all files with perl<text:bookmark-end text:name="__RefHeading___Toc37_1121165350"/></text:h>
      <text:h text:style-name="P7" text:outline-level="1"><text:bookmark-start text:name="__RefHeading___Toc39_1121165350"/>Discover filesystems on windows computer<text:bookmark-end text:name="__RefHeading___Toc39_1121165350"/></text:h>
      <text:h text:style-name="P5" text:outline-level="1"><text:bookmark-start text:name="__RefHeading___Toc41_1121165350"/>This method represents how to design a low-level discovery inside powershell <text:bookmark-end text:name="__RefHeading___Toc41_1121165350"/></text:h>
      <text:h text:style-name="P7" text:outline-level="1"><text:bookmark-start text:name="__RefHeading___Toc25_1121165350"/>Setup timescale over PostreSQL 11<text:bookmark-end text:name="__RefHeading___Toc25_1121165350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7.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7.2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0:10:17.197000000</meta:creation-date>
    <meta:generator>LibreOffice/6.0.4.2$Windows_X86_64 LibreOffice_project/9b0d9b32d5dcda91d2f1a96dc04c645c450872bf</meta:generator>
    <dc:date>2019-02-14T12:36:30.458000000</dc:date>
    <meta:editing-duration>PT14M45S</meta:editing-duration>
    <meta:editing-cycles>6</meta:editing-cycles>
    <meta:document-statistic meta:table-count="0" meta:image-count="0" meta:object-count="0" meta:page-count="9" meta:paragraph-count="25" meta:word-count="206" meta:character-count="1370" meta:non-whitespace-character-count="1188"/>
  </office:meta>
</office:document-meta>
</file>